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X 1</text:p>
          </table:table-cell>
          <table:table-cell office:value-type="string">
            <text:p>Y 1</text:p>
          </table:table-cell>
          <table:table-cell office:value-type="string">
            <text:p>Size 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20000">
            <text:p>20000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X 2</text:p>
          </table:table-cell>
          <table:table-cell office:value-type="string">
            <text:p>Y 2</text:p>
          </table:table-cell>
          <table:table-cell office:value-type="string">
            <text:p>Size 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50">
            <text:p>5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0">
            <text:p>45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0">
            <text:p>350</text:p>
          </table:table-cell>
          <table:table-cell office:value-type="float" office:value="10000">
            <text:p>1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5">15.06.2009</text:date>, <text:time>13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7T09:51:57.06</meta:creation-date>
    <dc:date>2009-06-15T13:42:36</dc:date>
    <meta:editing-duration>PT00H09M26S</meta:editing-duration>
    <meta:editing-cycles>3</meta:editing-cycles>
    <meta:generator>StarOffice/9$Solaris_x86 OpenOffice.org_project/310m11$Build-9399</meta:generator>
    <dc:creator>Test2 Test2</dc:creator>
    <meta:document-statistic meta:table-count="3" meta:cell-count="30" meta:object-count="0"/>
  </office:meta>
</office:document-meta>
</file>